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fo:background-color="transparent" style:font-name-asian="Consolas" style:font-size-asian="14pt" style:font-name-complex="Consolas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fo:font-style="normal" fo:font-weight="bold" fo:background-color="transparent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fo:font-weight="bold" fo:background-color="transparent" style:font-name-asian="Consolas" style:font-size-asian="14pt" style:font-weight-asian="bold" style:font-name-complex="Consolas" style:font-size-complex="14pt" style:font-weight-complex="bold"/>
    </style:style>
    <style:style style:name="P8" style:family="paragraph" style:parent-style-name="Standard">
      <style:text-properties fo:color="#000000" style:font-name="Times New Roman" fo:font-size="14pt" style:font-size-asian="14pt" style:font-size-complex="14pt"/>
    </style:style>
    <style:style style:name="P9" style:family="paragraph" style:parent-style-name="Standard">
      <style:text-properties fo:color="#000000" style:font-name="Times New Roman" fo:font-size="10pt" style:font-size-asian="10pt" style:font-size-complex="10pt"/>
    </style:style>
    <style:style style:name="P10" style:family="paragraph" style:parent-style-name="Standard"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background-color="#ffffff">
        <style:background-image/>
      </style:paragraph-properties>
      <style:text-properties fo:color="#000000" style:font-name="Times New Roman"/>
    </style:style>
    <style:style style:name="P12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4pt" fo:language="en" fo:country="US" style:font-size-asian="14pt" style:font-size-complex="14pt"/>
    </style:style>
    <style:style style:name="P13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0pt" fo:font-style="normal" style:font-size-asian="10pt" style:font-style-asian="normal" style:font-size-complex="10pt" style:font-style-complex="normal"/>
    </style:style>
    <style:style style:name="P17" style:family="paragraph" style:parent-style-name="Preformatted_20_Text">
      <style:paragraph-properties fo:background-color="#ffffff">
        <style:background-image/>
      </style:paragraph-properties>
      <style:text-properties fo:color="#000000" style:font-name="Times New Roman" fo:font-size="10pt" style:font-size-asian="10pt" style:font-size-complex="10pt"/>
    </style:style>
    <style:style style:name="P18" style:family="paragraph" style:parent-style-name="Preformatted_20_Text">
      <style:paragraph-properties fo:background-color="#ffffff">
        <style:background-image/>
      </style:paragraph-properties>
      <style:text-properties fo:color="#000000" style:font-name="Times New Roman" fo:font-size="10pt" fo:language="en" fo:country="US" style:font-size-asian="10pt" style:font-size-complex="10pt"/>
    </style:style>
    <style:style style:name="P19" style:family="paragraph" style:parent-style-name="Preformatted_20_Text">
      <style:paragraph-properties fo:background-color="#ffffff">
        <style:background-image/>
      </style:paragraph-properties>
      <style:text-properties fo:color="#000000" style:font-name="Times New Roman" fo:font-size="10pt" fo:font-style="normal" style:font-size-asian="10pt" style:font-style-asian="normal" style:font-size-complex="10pt" style:font-style-complex="normal"/>
    </style:style>
    <style:style style:name="P20" style:family="paragraph" style:parent-style-name="Preformatted_20_Text">
      <style:paragraph-properties fo:background-color="#ffffff">
        <style:background-image/>
      </style:paragraph-properties>
      <style:text-properties fo:color="#000000" style:font-name="Times New Roman" fo:font-size="10.5pt" fo:font-style="normal" style:font-size-asian="10.5pt" style:font-style-asian="normal" style:font-size-complex="10.5pt" style:font-style-complex="normal"/>
    </style:style>
    <style:style style:name="P2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Times New Roman" fo:font-size="10pt" style:font-size-asian="10pt" style:font-size-complex="10pt"/>
    </style:style>
    <style:style style:name="P22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Times New Roman" fo:font-size="10pt" fo:font-style="normal" style:font-size-asian="10pt" style:font-style-asian="normal" style:font-size-complex="10pt" style:font-style-complex="normal"/>
    </style:style>
    <style:style style:name="P23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Times New Roman" fo:font-size="10.5pt" fo:font-style="normal" style:font-size-asian="10.5pt" style:font-style-asian="normal" style:font-size-complex="10.5pt" style:font-style-complex="normal"/>
    </style:style>
    <style:style style:name="P24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Times New Roman" fo:font-size="14pt" style:font-size-asian="14pt" style:font-size-complex="14pt"/>
    </style:style>
    <style:style style:name="P25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26" style:family="paragraph" style:parent-style-name="Standard">
      <style:text-properties fo:font-size="14pt" style:font-size-asian="14pt" style:font-size-complex="14pt"/>
    </style:style>
    <style:style style:name="P27" style:family="paragraph" style:parent-style-name="Standard">
      <style:text-properties fo:font-size="10pt" style:font-size-asian="10pt" style:font-size-complex="10pt"/>
    </style:style>
    <style:style style:name="P28" style:family="paragraph" style:parent-style-name="Standard">
      <style:text-properties fo:color="#000000" style:font-name="Times New Roman" fo:font-size="10pt" style:font-size-asian="10pt" style:font-size-complex="10pt"/>
    </style:style>
    <style:style style:name="P29" style:family="paragraph" style:parent-style-name="Standard">
      <style:paragraph-properties fo:background-color="#ffffff">
        <style:background-image/>
      </style:paragraph-properties>
      <style:text-properties fo:color="#000000" style:font-name="Times New Roman"/>
    </style:style>
    <style:style style:name="P30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4pt" fo:language="en" fo:country="US" style:font-size-asian="14pt" style:font-size-complex="14pt"/>
    </style:style>
    <style:style style:name="P31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fo:background-color="transparent" style:font-name-asian="Consolas" style:font-name-complex="Consolas"/>
    </style:style>
    <style:style style:name="T3" style:family="text">
      <style:text-properties fo:language="en" fo:country="US" fo:background-color="transparent" style:font-name-asian="Consolas" style:font-name-complex="Consolas"/>
    </style:style>
    <style:style style:name="T4" style:family="text">
      <style:text-properties fo:color="#000000"/>
    </style:style>
    <style:style style:name="T5" style:family="text">
      <style:text-properties fo:color="#000000" fo:language="ru" fo:country="RU"/>
    </style:style>
    <style:style style:name="T6" style:family="text">
      <style:text-properties fo:color="#000000" fo:language="en" fo:country="US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 style:font-name-asian="Consolas" style:font-name-complex="Consolas"/>
    </style:style>
    <style:style style:name="T9" style:family="text">
      <style:text-properties fo:font-weight="bold"/>
    </style:style>
    <style:style style:name="T10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11" style:family="text">
      <style:text-properties fo:font-size="14pt" fo:language="en" fo:country="US" fo:font-style="normal" style:font-size-asian="14pt" style:font-style-asian="normal" style:font-size-complex="14pt" style:font-style-complex="normal"/>
    </style:style>
    <style:style style:name="T12" style:family="text">
      <style:text-properties fo:font-size="14pt" fo:font-style="normal" style:font-size-asian="14pt" style:font-style-asian="normal" style:font-size-complex="14pt" style:font-style-complex="normal"/>
    </style:style>
    <style:style style:name="T13" style:family="text">
      <style:text-properties fo:font-size="10.5pt" fo:language="ru" fo:country="RU" fo:font-style="normal" style:font-size-asian="10.5pt" style:font-style-asian="normal" style:font-size-complex="10.5pt" style:font-style-complex="normal"/>
    </style:style>
    <style:style style:name="T14" style:family="text">
      <style:text-properties fo:font-size="10.5pt" fo:language="ru" fo:country="RU" fo:font-style="normal" fo:font-weight="bold" style:font-size-asian="10.5pt" style:font-style-asian="normal" style:font-size-complex="10.5pt" style:font-style-complex="normal"/>
    </style:style>
    <style:style style:name="T15" style:family="text">
      <style:text-properties fo:font-size="10.5pt" fo:language="en" fo:country="US" fo:font-style="normal" style:font-size-asian="10.5pt" style:font-style-asian="normal" style:font-size-complex="10.5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образования и науки Российской Федерации</text:p>
      <text:p text:style-name="P2">ФГБОУ ВО Ульяновский государственный технический университет</text:p>
      <text:p text:style-name="P2">Кафедра «Вычислительная техника»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Лабораторная работа №<text:span text:style-name="T1">3</text:span></text:p>
      <text:p text:style-name="P4">«Разработка персональной галереи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Выполнила студентка</text:p>
      <text:p text:style-name="P3">группы ИВТАСбд-11</text:p>
      <text:p text:style-name="P3">Микка Е.И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Ульяновск, 2022</text:p>
      <text:p text:style-name="P6"><text:soft-page-break/>Цель работы.</text:p>
      <text:p text:style-name="P5">Необходимо разработать персональную галерею. Смена изображений должна проводится по нажатию кнопок, смена изображения должна также сопровождаться анимацией.</text:p>
      <text:p text:style-name="P7">Описание метода выполнения.</text:p>
      <text:p text:style-name="P8">Страница галереи состоит из двух блоков. Первый блок — основной, где и будет располагаться изображение и кнопки «вперёд» и «назад», второй блок включает в себя лишь кнопку «Вернуться на главную».</text:p>
      <text:p text:style-name="P26">Кнопки в основной блоке выполнены в виде стрелочек. Сделано это следующим образом:</text:p>
      <text:p text:style-name="P26"/>
      <text:p text:style-name="P26">PHP</text:p>
      <text:p text:style-name="Standard"/>
      <text:p text:style-name="P27">&lt;div class="button_gallery" onclick="leftChangeImage()"&gt;&lt;i class="right"&gt;&lt;/i&gt;&lt;/div&gt;</text:p>
      <text:p text:style-name="P27">&lt;div class="button_gallery" onclick="rightChangeImage()"&gt;&lt;i class="left"&gt;&lt;/i&gt;&lt;/div&gt;</text:p>
      <text:p text:style-name="Standard"/>
      <text:p text:style-name="P26">CSS</text:p>
      <text:p text:style-name="Standard"/>
      <text:p text:style-name="P27">i {</text:p>
      <text:p text:style-name="P27"><text:s text:c="4"/>border: solid white;</text:p>
      <text:p text:style-name="P27"><text:s text:c="4"/>border-width: 0 5px 5px 0;</text:p>
      <text:p text:style-name="P27"><text:s text:c="4"/>display: inline-block;</text:p>
      <text:p text:style-name="P27"><text:s text:c="4"/>padding: 10px;</text:p>
      <text:p text:style-name="P27">}</text:p>
      <text:p text:style-name="P27">.right {</text:p>
      <text:p text:style-name="P27"><text:s text:c="4"/>transform: rotate(-45deg);</text:p>
      <text:p text:style-name="P27">}</text:p>
      <text:p text:style-name="P27">.left {</text:p>
      <text:p text:style-name="P27"><text:s text:c="4"/>transform: rotate(135deg);</text:p>
      <text:p text:style-name="P27">}</text:p>
      <text:p text:style-name="Standard"/>
      <text:p text:style-name="P26">Основной частью этой страницы является изображение. В <text:span text:style-name="T1">CSS </text:span>указан размер, в который будет помещено изображение. </text:p>
      <text:p text:style-name="P26"/>
      <text:p text:style-name="P12">PHP</text:p>
      <text:p text:style-name="P12"/>
      <text:p text:style-name="P18">&lt;div class="Image" id="mainImage"&gt;</text:p>
      <text:p text:style-name="P21">&lt;/div&gt;</text:p>
      <text:p text:style-name="P12">CSS</text:p>
      <text:p text:style-name="P12"/>
      <text:p text:style-name="P18">#mainImage {</text:p>
      <text:p text:style-name="P17"><text:s text:c="4"/>height: 600px;</text:p>
      <text:p text:style-name="P17"><text:s text:c="4"/>width: 450px;</text:p>
      <text:p text:style-name="P9">}</text:p>
      <text:p text:style-name="P9"/>
      <text:p text:style-name="P10"><text:span text:style-name="T7">При нажатие кнопки «вперёд» или «назад» запу</text:span><text:span text:style-name="T5">скается функция в </text:span><text:span text:style-name="T6">JavaScript, </text:span><text:span text:style-name="T5">в зависимости от нажатой кнопки это либо функция </text:span><text:span text:style-name="T4">leftChangeImage</text:span><text:span text:style-name="T5">, либо </text:span><text:span text:style-name="T4">rightChangeImage.</text:span></text:p>
      <text:p text:style-name="P16"/>
      <text:p text:style-name="P19">function leftChangeImage()</text:p>
      <text:p text:style-name="P19">{</text:p>
      <text:p text:style-name="P19"><text:s text:c="4"/>if (<text:span text:style-name="T9">numberImage </text:span>&gt; 1) {</text:p>
      <text:p text:style-name="P19"><text:soft-page-break/><text:s text:c="8"/><text:span text:style-name="T9">numberImage</text:span>--;</text:p>
      <text:p text:style-name="P19"><text:s text:c="4"/>}</text:p>
      <text:p text:style-name="P19"><text:s text:c="4"/>else</text:p>
      <text:p text:style-name="P19"><text:s text:c="8"/><text:span text:style-name="T9">numberImage </text:span>= <text:span text:style-name="T9">countImage</text:span>;</text:p>
      <text:p text:style-name="P19"><text:s text:c="4"/>changeImage();</text:p>
      <text:p text:style-name="P22">}</text:p>
      <text:p text:style-name="P19">function rightChangeImage()</text:p>
      <text:p text:style-name="P19">{</text:p>
      <text:p text:style-name="P19"><text:s text:c="4"/>if (<text:span text:style-name="T9">numberImage </text:span>&lt; <text:span text:style-name="T9">countImage</text:span>) {</text:p>
      <text:p text:style-name="P19"><text:s text:c="8"/><text:span text:style-name="T9">numberImage</text:span>++;</text:p>
      <text:p text:style-name="P19"><text:s text:c="4"/>}</text:p>
      <text:p text:style-name="P19"><text:s text:c="4"/>else</text:p>
      <text:p text:style-name="P19"><text:s text:c="8"/><text:span text:style-name="T9">numberImage </text:span>= 1;</text:p>
      <text:p text:style-name="P19"><text:s text:c="4"/>changeImage()</text:p>
      <text:p text:style-name="P22">}</text:p>
      <text:p text:style-name="P11"><text:span text:style-name="T12">После выполнения функции, вне зависимости от того, что именно это за функция, программа переходит к следующей функции </text:span><text:span text:style-name="T11">ChangeImage. </text:span><text:span text:style-name="T10">Стоит уточнить, в константных переменных записано следующее:</text:span></text:p>
      <text:p text:style-name="P11"><text:span text:style-name="T10"><text:line-break/></text:span><text:span text:style-name="T13">let </text:span><text:span text:style-name="T14">numberImage </text:span><text:span text:style-name="T13">= 1; </text:span><text:span text:style-name="T15">/*</text:span><text:span text:style-name="T13">смена изображений начинается с первого иображения</text:span><text:span text:style-name="T15">*/</text:span></text:p>
      <text:p text:style-name="P20">const <text:span text:style-name="T9">countImage </text:span>= 4; <text:span text:style-name="T7">/*количество изображений*/</text:span></text:p>
      <text:p text:style-name="P20">const <text:span text:style-name="T9">pathImage </text:span>= "/images/"; </text:p>
      <text:p text:style-name="P20">const <text:span text:style-name="T9">countDiv </text:span>= 200; <text:span text:style-name="T1">/*</text:span><text:span text:style-name="T7">на сколько </text:span><text:span text:style-name="T1">&lt;div&gt; </text:span><text:span text:style-name="T7">будет делиться изображение</text:span><text:span text:style-name="T1">*/</text:span></text:p>
      <text:p text:style-name="P23">const <text:span text:style-name="T9">speed </text:span>= 10; <text:span text:style-name="T7">/*скорость смены изображений*/</text:span></text:p>
      <text:p text:style-name="P24"><text:span text:style-name="T7">В предыдущей функции </text:span><text:span text:style-name="T1">numberImage </text:span><text:span text:style-name="T7">поменяло свое значение</text:span><text:span text:style-name="T1">, </text:span><text:span text:style-name="T7">поэтому функции </text:span><text:span text:style-name="T1">ChangeImage </text:span><text:span text:style-name="T7">необходимо загрузить новое изображение.</text:span><text:span text:style-name="T1"> </text:span></text:p>
      <text:p text:style-name="P19"><text:span text:style-name="T7">function </text:span><text:span text:style-name="T7">changeImage</text:span><text:span text:style-name="T7">()</text:span></text:p>
      <text:p text:style-name="P19">{</text:p>
      <text:p text:style-name="P19"><text:s text:c="4"/>let image = <text:span text:style-name="T9">pathImage </text:span>+ "photo_" + <text:span text:style-name="T9">numberImage </text:span>+ ".jpg";</text:p>
      <text:p text:style-name="P19"><text:s text:c="4"/>let i = 1;</text:p>
      <text:p text:style-name="P19"><text:s text:c="4"/>$( "#mainImage div" ).each(function() {</text:p>
      <text:p text:style-name="P19"><text:s text:c="8"/>$( this ).fadeOut( <text:span text:style-name="T9">speed</text:span>*i, function() {</text:p>
      <text:p text:style-name="P19"><text:s text:c="12"/>$(this).css("background-image", 'url(' + image + ')');</text:p>
      <text:p text:style-name="P19"><text:s text:c="12"/>$(this).fadeIn( <text:span text:style-name="T9">speed</text:span>*i);</text:p>
      <text:p text:style-name="P19"><text:s text:c="8"/>});</text:p>
      <text:p text:style-name="P19"><text:s text:c="8"/>i++;</text:p>
      <text:p text:style-name="P19"><text:s text:c="4"/>});</text:p>
      <text:p text:style-name="P22">}</text:p>
      <text:p text:style-name="P13"><text:span text:style-name="T7">Когда программа завершается, загружается функция </text:span><text:span text:style-name="T1">generateImage.</text:span></text:p>
      <text:p text:style-name="P13"><text:span text:style-name="T1"/></text:p>
      <text:p text:style-name="P19"><text:span text:style-name="T3">$</text:span><text:span text:style-name="T3">( </text:span><text:span text:style-name="T2">document </text:span><text:span text:style-name="T3">).</text:span><text:span text:style-name="T3">ready</text:span><text:span text:style-name="T3">( </text:span><text:span text:style-name="T3">function</text:span><text:span text:style-name="T3">() {</text:span></text:p>
      <text:p text:style-name="P19"><text:s text:c="4"/>generateImage()</text:p>
      <text:p text:style-name="P22">});</text:p>
      <text:p text:style-name="P25">Она делить изображение на несколько <text:span text:style-name="T1">&lt;div&gt;, </text:span>беря длину изображения, а после разделяя её на <text:span text:style-name="T1">countDiv </text:span>(чем больше <text:span text:style-name="T1">countDiv, </text:span>тем тоньше полосы получаются, а значит смена изображения будет плавнее). После полученные <text:span text:style-name="T1">&lt;div&gt; </text:span>начинают прогружаться, но не одновременно, а с заданной скоростью. Таким образом, получается, что одно изображение пропадает, а на его месте тут же появляется другое. </text:p>
      <text:p text:style-name="P19"><text:soft-page-break/><text:span text:style-name="T3">function </text:span><text:span text:style-name="T3">generateImage</text:span><text:span text:style-name="T3">()</text:span></text:p>
      <text:p text:style-name="P19">{</text:p>
      <text:p text:style-name="P19"><text:s text:c="4"/>let heightDiv = 600/<text:span text:style-name="T9">countDiv</text:span>;</text:p>
      <text:p text:style-name="P19"><text:s text:c="4"/>let image = <text:span text:style-name="T9">pathImage </text:span>+ "photo_" + <text:span text:style-name="T9">numberImage </text:span>+ ".jpg";</text:p>
      <text:p text:style-name="P19"><text:s text:c="4"/>let width;</text:p>
      <text:p text:style-name="P19"><text:s text:c="4"/>for (let i=0; i&lt;<text:span text:style-name="T9">countDiv</text:span>; i++)</text:p>
      <text:p text:style-name="P19"><text:s text:c="4"/>{</text:p>
      <text:p text:style-name="P19"><text:s text:c="8"/>let item = $("&lt;div&gt;&lt;/div&gt;");</text:p>
      <text:p text:style-name="P19"><text:s text:c="8"/>item.addClass("elementImage");</text:p>
      <text:p text:style-name="P19"><text:s text:c="8"/>item.css("height",heightDiv+"px");</text:p>
      <text:p text:style-name="P19"><text:s text:c="8"/>item.css("background-image", 'url('+image+')');</text:p>
      <text:p text:style-name="P19"><text:s text:c="8"/>item.css("background-position-y", - i * heightDiv+"px");</text:p>
      <text:p text:style-name="P19"><text:s text:c="8"/>$ ( "#mainImage" ).append(item);</text:p>
      <text:p text:style-name="P19"><text:s text:c="4"/>}</text:p>
      <text:p text:style-name="P22">}</text:p>
      <text:p text:style-name="P14"><text:span text:style-name="T8">Список использованных источников. </text:span><text:span text:style-name="T3">  </text:span></text:p>
      <text:p text:style-name="P15"><text:a xlink:type="simple" xlink:href="https://myrusakov.ru/css-arrows.html" text:style-name="Internet_20_link" text:visited-style-name="Visited_20_Internet_20_Link">https://myrusakov.ru/css-arrows.html</text:a><text:span text:style-name="T8"> — создание стрелок в </text:span><text:span text:style-name="T3">C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04T17:40:08.54</meta:creation-date>
    <dc:date>2022-05-10T00:28:38.19</dc:date>
    <meta:editing-duration>PT5H1M37S</meta:editing-duration>
    <meta:editing-cycles>8</meta:editing-cycles>
    <meta:generator>OpenOffice/4.1.10$Win32 OpenOffice.org_project/4110m2$Build-9807</meta:generator>
    <meta:document-statistic meta:table-count="0" meta:image-count="0" meta:object-count="0" meta:page-count="4" meta:paragraph-count="99" meta:word-count="447" meta:character-count="3690"/>
  </office:meta>
</office:document-meta>
</file>